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1.0pt"/>
    </style:style>
    <style:style style:name="P2" style:family="paragraph" style:parent-style-name="Standard">
      <style:paragraph-properties fo:text-align="center"/>
      <style:text-properties style:font-name="Times" fo:font-size="16.0pt"/>
    </style:style>
    <style:style style:name="P3" style:family="paragraph" style:parent-style-name="Standard">
      <style:text-properties style:font-name="Times" fo:font-size="11.0pt"/>
    </style:style>
    <style:style style:name="P4" style:family="paragraph" style:parent-style-name="Standard">
      <style:text-properties style:font-name="Times" fo:font-size="14.0pt"/>
    </style:style>
    <style:style style:name="P5" style:family="paragraph" style:parent-style-name="Standard">
      <style:paragraph-properties fo:text-align="center"/>
      <style:text-properties style:font-name="Times" fo:font-size="14.0pt"/>
    </style:style>
    <style:style style:name="P6" style:family="paragraph" style:parent-style-name="Standard">
      <style:text-properties style:font-name="Times" fo:font-size="14.0pt" fo:color="#222222"/>
    </style:style>
    <style:style style:name="P7" style:family="paragraph" style:parent-style-name="Standard">
      <style:paragraph-properties fo:text-align="center"/>
      <style:text-properties style:font-name="Times" fo:font-size="14.0pt" fo:color="#222222"/>
    </style:style>
    <style:style style:name="P8" style:family="paragraph" style:parent-style-name="Standard">
      <style:text-properties style:font-name="Times" fo:font-size="10.5pt" fo:color="#222222"/>
    </style:style>
    <style:style style:name="P9" style:family="paragraph" style:parent-style-name="Standard">
      <style:text-properties style:font-name="Times" fo:font-size="12.0pt" fo:color="#222222"/>
    </style:style>
    <style:style style:name="P10" style:family="paragraph" style:parent-style-name="Standard">
      <style:text-properties style:font-name="Times" fo:font-size="14.0pt" fo:color="#0000ff"/>
    </style:style>
    <style:style style:name="P11" style:family="paragraph" style:parent-style-name="Standard">
      <style:paragraph-properties fo:text-align="center"/>
      <style:text-properties style:font-name="Times" fo:font-size="12.0pt"/>
    </style:style>
    <style:style style:name="P12" style:family="paragraph" style:parent-style-name="Standard">
      <style:text-properties style:font-name="Times" fo:font-size="16.0pt"/>
    </style:style>
    <style:style style:name="P13" style:family="paragraph" style:parent-style-name="Standard">
      <style:paragraph-properties fo:margin-bottom="0.1388in"/>
      <style:text-properties style:font-name="Times" fo:font-size="14.0pt"/>
    </style:style>
    <style:style style:name="T1" style:family="text">
      <style:text-properties fo:letter-spacing="0.0000in"/>
    </style:style>
    <style:style style:name="T2" style:family="text">
      <style:text-properties fo:font-size="12.0pt" fo:font-size-asian="12.0pt" fo:font-size-complex="12.0pt" fo:letter-spacing="0.0000in" fo:color="#222222"/>
    </style:style>
    <style:style style:name="T3" style:family="text">
      <style:text-properties fo:font-size="12.0pt" fo:font-size-asian="12.0pt" fo:font-size-complex="12.0pt" fo:letter-spacing="0.0000in"/>
    </style:style>
    <style:style style:name="T4" style:family="text">
      <style:text-properties fo:font-size="14.0pt" fo:font-size-asian="14.0pt" fo:font-size-complex="14.0pt" fo:letter-spacing="0.0000in"/>
    </style:style>
    <style:style style:name="T5" style:family="text">
      <style:text-properties style:text-underline-style="solid" fo:letter-spacing="0.0000in"/>
    </style:style>
    <style:style style:name="T6" style:family="text">
      <style:text-properties fo:letter-spacing="0.0000in" fo:color="#000000"/>
    </style:style>
    <style:style style:name="T7" style:family="text">
      <style:text-properties fo:font-weight="bold" fo:font-weight-asian="bold" fo:font-weight-complex="bold" fo:letter-spacing="0.0000in"/>
    </style:style>
    <style:style style:name="T8" style:family="text">
      <style:text-properties fo:font-size="16.0pt" fo:font-size-asian="16.0pt" fo:font-size-complex="16.0pt"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Programming Accounts</text:span></text:p>
      <text:p text:style-name="P3"/>
      <text:p text:style-name="P2"><text:span text:style-name="T1">URI Online Judge:</text:span></text:p>
      <text:p text:style-name="P4"><text:span text:style-name="T1">User Name: Abu Jafor</text:span></text:p>
      <text:p text:style-name="P4"><text:span text:style-name="T1">Password: *a****u#</text:span></text:p>
      <text:p text:style-name="P3"/>
      <text:p text:style-name="P5"><text:span text:style-name="T1">Uva Online Judge</text:span></text:p>
      <text:p text:style-name="P4"><text:span text:style-name="T1">User Name: Jafoor</text:span></text:p>
      <text:p text:style-name="P4"><text:span text:style-name="T1">Password: stcj1g19</text:span></text:p>
      <text:p text:style-name="P3"/>
      <text:p text:style-name="P5"><text:span text:style-name="T1">Codeforces</text:span></text:p>
      <text:p text:style-name="P4"><text:span text:style-name="T1">User Name: Jafoor</text:span></text:p>
      <text:p text:style-name="P4"><text:span text:style-name="T1">Password: *****m****2*</text:span></text:p>
      <text:p text:style-name="P3"/>
      <text:p text:style-name="P5"><text:span text:style-name="T1">Vjudge</text:span></text:p>
      <text:p text:style-name="P4"><text:span text:style-name="T1">User Name:Jafoor</text:span></text:p>
      <text:p text:style-name="P4"><text:span text:style-name="T1">Password: 6****1</text:span></text:p>
      <text:p text:style-name="P3"/>
      <text:p text:style-name="P5"><text:span text:style-name="T1">Gitthub</text:span></text:p>
      <text:p text:style-name="P4"><text:span text:style-name="T1">User Name: Jafoor</text:span></text:p>
      <text:p text:style-name="P4"><text:span text:style-name="T1">Password: *****m****2*</text:span></text:p>
      <text:p text:style-name="P1"/>
      <text:p text:style-name="P1"/>
      <text:p text:style-name="P5"><text:span text:style-name="T1">Timus Online judge</text:span></text:p>
      <text:p text:style-name="P3"/>
      <text:p text:style-name="P4"><text:span text:style-name="T1">User Name: </text:span><text:span text:style-name="T2">253343MI</text:span></text:p>
      <text:p text:style-name="P6"><text:span text:style-name="T3">Password : </text:span><text:span text:style-name="T1">*****m****2*</text:span></text:p>
      <text:p text:style-name="P3"/>
      <text:p text:style-name="P7"><text:span text:style-name="T1">ideone.com</text:span></text:p>
      <text:p text:style-name="P1"/>
      <text:p text:style-name="P6"><text:span text:style-name="T1">User Name: Jafoor</text:span></text:p>
      <text:p text:style-name="P8"><text:span text:style-name="T1">abujafor.cse11@gmail.com</text:span></text:p>
      <text:p text:style-name="P6"><text:span text:style-name="T1">password: *****m****2*</text:span></text:p>
      <text:p text:style-name="P3"/>
      <text:p text:style-name="P7"><text:span text:style-name="T1">Linkedin.com</text:span></text:p>
      <text:p text:style-name="P3"/>
      <text:p text:style-name="P9"><text:span text:style-name="T4">my profile: </text:span><text:a xlink:type="simple" xlink:href="https://www.linkedin.com/in/abujaformohammadsaleh"><text:span text:style-name="T5">linkedin.com/in/abujaformohammadsaleh</text:span></text:a></text:p>
      <text:p text:style-name="P9"><text:a xlink:type="simple" xlink:href="mailto:abujafor.cse11@gmail.com"><text:span text:style-name="T5">abujafor.cse11@gmail.com</text:span></text:a></text:p>
      <text:p text:style-name="P3"/>
      <text:p text:style-name="P3"/>
      <text:p text:style-name="P3"/>
      <text:p text:style-name="P3"/>
      <text:p text:style-name="P5"><text:span text:style-name="T1">Hacker Rank</text:span></text:p>
      <text:p text:style-name="P3"/>
      <text:p text:style-name="P10"><text:span text:style-name="T6">Email: </text:span><text:a xlink:type="simple" xlink:href="mailto:abujafor.cse11@gmail.com"><text:span text:style-name="T5">abujafor.cse11@gmail.com</text:span></text:a></text:p>
      <text:p text:style-name="P4"><text:span text:style-name="T1">password : *****m****2*</text:span></text:p>
      <text:p text:style-name="P4"/>
      <text:p text:style-name="P5"><text:span text:style-name="T1">Light oj</text:span></text:p>
      <text:p text:style-name="P4"/>
      <text:p text:style-name="P4"><text:span text:style-name="T1">Email : abujafor.cse11@gmail.com</text:span></text:p>
      <text:p text:style-name="P4"><text:span text:style-name="T1">Password: by4j386x</text:span></text:p>
      <text:p text:style-name="P3"/>
      <text:p text:style-name="P3"/>
      <text:p text:style-name="P3">abujaformdsaleh.2020@gmail.com</text:p>
      <text:p text:style-name="P3"/>
      <text:p text:style-name="P3">Pass: M***y+M***m</text:p>
      <text:p text:style-name="P3"/>
      <text:p text:style-name="P3"/>
      <text:p text:style-name="P3"/>
      <text:p text:style-name="P3"/>
      <text:p text:style-name="P3"/>
      <text:p text:style-name="P11"><text:span text:style-name="T1"><text:s text:c="8"/></text:span><text:span text:style-name="T7"><text:s/></text:span><text:span text:style-name="T8">My <text:s/>Self</text:span></text:p>
      <text:p text:style-name="P12"><text:span text:style-name="T1">Mobile pin: 545467</text:span></text:p>
      <text:p text:style-name="P12"><text:span text:style-name="T1">Sim pin: 1234</text:span></text:p>
      <text:p text:style-name="P12"><text:span text:style-name="T1">Hauwei ID Passward:12345ALLAHu</text:span></text:p>
      <text:p text:style-name="P12"><text:span text:style-name="T1">Fb id: **allahu##</text:span></text:p>
      <text:p text:style-name="P12"><text:span text:style-name="T1">Email id:ajm 68090301</text:span></text:p>
      <text:p text:style-name="P12"><text:span text:style-name="T1"><text:s text:c="12"/></text:span><text:span text:style-name="T4">Mun 01030968</text:span></text:p>
      <text:p text:style-name="P10"><text:span text:style-name="T6"><text:s text:c="13"/></text:span><text:a xlink:type="simple" xlink:href="mailto:abujafor.cse11@gmail.com"><text:span text:style-name="T5">abujafor.cse11@gmail.com</text:span></text:a></text:p>
      <text:p text:style-name="P4"><text:span text:style-name="T1"><text:s text:c="13"/>*munna*mia#</text:span></text:p>
      <text:p text:style-name="P13"><text:span text:style-name="T1">airdroid=*****m****2*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